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Case</text:p>
          </table:table-cell>
          <table:table-cell office:value-type="string">
            <text:p>Solution string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Case1</text:p>
          </table:table-cell>
          <table:table-cell office:value-type="string">
            <text:p>0,0,1,0,0,1,0,1,0,0,0,0,1,1,0,0,0,0,0 </text:p>
          </table:table-cell>
          <table:table-cell office:value-type="float" office:value="12248">
            <text:p>12248</text:p>
          </table:table-cell>
        </table:table-row>
        <table:table-row table:style-name="ro1">
          <table:table-cell office:value-type="string">
            <text:p>Case2</text:p>
          </table:table-cell>
          <table:table-cell office:value-type="string">
            <text:p>0,0,1,0,1,0,1,0,1,0,1,0,1,0,0,0,1,0,1,0,1,0,0,0,0,0,0,0,0,0 </text:p>
          </table:table-cell>
          <table:table-cell office:value-type="float" office:value="99798">
            <text:p>99798</text:p>
          </table:table-cell>
        </table:table-row>
        <table:table-row table:style-name="ro1">
          <table:table-cell office:value-type="string">
            <text:p>Case3</text:p>
          </table:table-cell>
          <table:table-cell office:value-type="string">
            <text:p>0,0,1,0,1,0,0,0,1,0,0,0,0,0,0,0,0,0,0,0,0,0,0,0,0,0,1,0,1,0,0,0,1,0,0,0,1,0,1,0 </text:p>
          </table:table-cell>
          <table:table-cell office:value-type="float" office:value="99924">
            <text:p>99924</text:p>
          </table:table-cell>
        </table:table-row>
        <table:table-row table:style-name="ro1">
          <table:table-cell office:value-type="string">
            <text:p>Case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se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se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se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se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se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se1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se1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se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se13</text:p>
          </table:table-cell>
          <table:table-cell office:value-type="float" office:value="0">
            <text:p>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4">14/02/2021</text:date>, <text:time>08:5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5S</meta:editing-duration>
    <meta:editing-cycles>3</meta:editing-cycles>
    <meta:generator>OpenOffice/4.1.6$Win32 OpenOffice.org_project/416m1$Build-9790</meta:generator>
    <dc:date>2021-02-14T08:58:17.01</dc:date>
    <dc:creator>Utkarsh Konge</dc:creator>
    <meta:document-statistic meta:table-count="3" meta:cell-count="32" meta:object-count="0"/>
    <meta:user-defined meta:name="Info 1"/>
    <meta:user-defined meta:name="Info 2"/>
    <meta:user-defined meta:name="Info 3"/>
    <meta:user-defined meta:name="Info 4"/>
  </office:meta>
</office:document-meta>
</file>